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fill-color="#729fcf" draw:textarea-horizontal-align="justify" draw:textarea-vertical-align="middle" draw:auto-grow-height="false" fo:min-height="0.95cm" fo:min-width="25.44cm"/>
      <style:paragraph-properties style:writing-mode="lr-tb"/>
    </style:style>
    <style:style style:name="gr2" style:family="graphic" style:parent-style-name="standard">
      <style:graphic-properties svg:stroke-color="#3465a4" draw:fill-color="#729fcf" draw:textarea-horizontal-align="justify" draw:textarea-vertical-align="middle" draw:auto-grow-height="false" fo:min-height="14.65cm" fo:min-width="9.5cm"/>
      <style:paragraph-properties style:writing-mode="lr-tb"/>
    </style:style>
    <style:style style:name="gr3" style:family="graphic" style:parent-style-name="standard">
      <style:graphic-properties svg:stroke-color="#3465a4" draw:fill-color="#729fcf" draw:textarea-horizontal-align="justify" draw:textarea-vertical-align="middle" draw:auto-grow-height="false" fo:min-height="6.65cm" fo:min-width="12.4cm"/>
      <style:paragraph-properties style:writing-mode="lr-tb"/>
    </style:style>
    <style:style style:name="gr4" style:family="graphic" style:parent-style-name="standard">
      <style:graphic-properties svg:stroke-color="#3465a4" draw:fill-color="#729fcf" draw:textarea-horizontal-align="justify" draw:textarea-vertical-align="middle" draw:auto-grow-height="false" fo:min-height="6.75cm" fo:min-width="12.5cm"/>
      <style:paragraph-properties style:writing-mode="lr-tb"/>
    </style:style>
    <style:style style:name="gr5" style:family="graphic" style:parent-style-name="standard">
      <style:graphic-properties svg:stroke-color="#3465a4" draw:fill-color="#729fcf" draw:textarea-horizontal-align="justify" draw:textarea-vertical-align="middle" draw:auto-grow-height="false" fo:min-height="1.05cm" fo:min-width="25.44cm"/>
      <style:paragraph-properties style:writing-mode="lr-tb"/>
    </style:style>
    <style:style style:name="gr6" style:family="graphic" style:parent-style-name="standard">
      <style:graphic-properties svg:stroke-color="#3465a4" draw:fill-color="#729fcf" draw:textarea-horizontal-align="justify" draw:textarea-vertical-align="middle" draw:auto-grow-height="false" fo:min-height="2.65cm" fo:min-width="15.5cm"/>
      <style:paragraph-properties style:writing-mode="lr-tb"/>
    </style:style>
    <style:style style:name="gr7" style:family="graphic" style:parent-style-name="standard">
      <style:graphic-properties svg:stroke-color="#3465a4" draw:fill-color="#729fcf" draw:textarea-horizontal-align="justify" draw:textarea-vertical-align="middle" draw:auto-grow-height="false" fo:min-height="16.65cm" fo:min-width="8.34cm"/>
      <style:paragraph-properties style:writing-mode="lr-tb"/>
    </style:style>
    <style:style style:name="gr8" style:family="graphic" style:parent-style-name="standard">
      <style:graphic-properties svg:stroke-color="#3465a4" draw:fill-color="#729fcf" draw:textarea-horizontal-align="justify" draw:textarea-vertical-align="middle" draw:auto-grow-height="false" fo:min-height="0.744cm" fo:min-width="1.194cm"/>
    </style:style>
    <style:style style:name="gr9" style:family="graphic" style:parent-style-name="standard">
      <style:graphic-properties svg:stroke-color="#3465a4" draw:fill-color="#729fcf" draw:textarea-horizontal-align="justify" draw:textarea-vertical-align="middle" draw:auto-grow-height="false" fo:min-height="1.45cm" fo:min-width="6.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729fc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5.94cm" svg:height="1.2cm" svg:x="1cm" svg:y="1.1cm">
          <text:p text:style-name="P1">NAVBAR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cm" svg:height="14.9cm" svg:x="2cm" svg:y="3.1cm">
          <text:p text:style-name="P1">President’s Blog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2.9cm" svg:height="6.9cm" svg:x="13cm" svg:y="3.1cm">
          <text:p text:style-name="P1">Scrolling news &amp; Announcements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3cm" svg:height="7cm" svg:x="13cm" svg:y="11cm">
          <text:p text:style-name="P1">Upcoming Events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5.94cm" svg:height="1.3cm" svg:x="1cm" svg:y="19.1cm">
          <text:p text:style-name="P1">Footer Bar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2" draw:layer="layout" svg:width="25.94cm" svg:height="1.2cm" svg:x="1cm" svg:y="1.1cm">
          <text:p text:style-name="P1">NAVBAR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6cm" svg:height="2.9cm" svg:x="1cm" svg:y="3.1cm">
          <text:p text:style-name="P1">Who We Are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6cm" svg:height="2.9cm" svg:x="1cm" svg:y="10cm">
          <text:p text:style-name="P1">Our Vision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6cm" svg:height="2.9cm" svg:x="1cm" svg:y="6.5cm">
          <text:p text:style-name="P1">Our Continuing Mission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8.84cm" svg:height="16.9cm" svg:x="18.1cm" svg:y="3.1cm">
          <text:p text:style-name="P1">Our Team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8cm" svg:height="1.1cm" svg:x="18.5cm" svg:y="3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8cm" svg:height="1.1cm" svg:x="21.5cm" svg:y="3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8cm" svg:height="1.1cm" svg:x="24.3cm" svg:y="3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8cm" svg:height="1.1cm" svg:x="18.5cm" svg:y="5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8cm" svg:height="1.1cm" svg:x="21.5cm" svg:y="5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8cm" svg:height="1.1cm" svg:x="24.3cm" svg:y="5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8cm" svg:height="1.1cm" svg:x="21.6cm" svg:y="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8cm" svg:height="1.1cm" svg:x="18.6cm" svg:y="7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8cm" svg:height="1.1cm" svg:x="24.3cm" svg:y="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8cm" svg:height="1.1cm" svg:x="18.6cm" svg:y="10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8cm" svg:height="1.1cm" svg:x="21.6cm" svg:y="10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6cm" svg:height="2.9cm" svg:x="1cm" svg:y="13.4cm">
          <text:p text:style-name="P1">Womens Group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6cm" svg:height="2.9cm" svg:x="1cm" svg:y="16.9cm">
          <text:p text:style-name="P1">Young Jains Of Calgary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8cm" svg:height="1.1cm" svg:x="24.3cm" svg:y="10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8cm" svg:height="1.1cm" svg:x="18.7cm" svg:y="12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8cm" svg:height="1.1cm" svg:x="21.5cm" svg:y="12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2" draw:layer="layout" svg:width="1.8cm" svg:height="1.1cm" svg:x="24.3cm" svg:y="12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7cm" svg:height="1.7cm" svg:x="19cm" svg:y="16.4cm">
          <text:p text:style-name="P1">Past BOD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5T17:08:36.516035583</meta:creation-date>
    <dc:date>2021-02-05T17:23:15.500335957</dc:date>
    <meta:editing-duration>PT14M39S</meta:editing-duration>
    <meta:editing-cycles>2</meta:editing-cycles>
    <meta:generator>LibreOffice/6.4.6.2$Linux_X86_64 LibreOffice_project/40$Build-2</meta:generator>
    <meta:document-statistic meta:object-count="28"/>
  </office:meta>
</office:document-meta>
</file>